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4.3098in"/>
    </style:style>
    <style:style style:name="co4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9900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9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3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/>
          <table:table-cell office:value-type="string" calcext:value-type="string">
            <text:p>make it longer than 3.1</text:p>
          </table:table-cell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4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/>
          <table:table-cell office:value-type="string" calcext:value-type="string">
            <text:p>may go to chapter 7</text:p>
          </table:table-cell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2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9" office:value-type="string" calcext:value-type="string">
            <text:p>The language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5" office:value-type="string" calcext:value-type="string">
            <text:p>Nodes and values</text:p>
          </table:table-cell>
          <table:table-cell/>
          <table:table-cell office:value-type="string" calcext:value-type="string">
            <text:p>rename r to receive in the example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/>
          <table:table-cell office:value-type="string" calcext:value-type="string">
            <text:p>add figures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7" office:value-type="string" calcext:value-type="string">
            <text:p>Demonstration</text:p>
          </table:table-cell>
          <table:table-cell/>
          <table:table-cell office:value-type="string" calcext:value-type="string">
            <text:p>pull demo</text:p>
          </table:table-cell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 model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Compatibility issue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2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16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6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6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6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6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7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7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7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7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7" office:value-type="string" calcext:value-type="string">
            <text:p>Program construc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7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7" office:value-type="string" calcext:value-type="string">
            <text:p>Objects and struc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6</text:p>
          </table:table-cell>
          <table:table-cell table:style-name="ce7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8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8" office:value-type="string" calcext:value-type="string">
            <text:p>Natron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7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1.</text:p>
          </table:table-cell>
          <table:table-cell table:style-name="ce11" office:value-type="string" calcext:value-type="string" table:number-columns-spanned="2" table:number-rows-spanned="1">
            <text:p>Static and dynamic dataflow model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2.</text:p>
          </table:table-cell>
          <table:table-cell table:style-name="ce18" office:value-type="string" calcext:value-type="string">
            <text:p>Data-driven and demand-driven datafl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3.</text:p>
          </table:table-cell>
          <table:table-cell table:style-name="ce13" office:value-type="string" calcext:value-type="string" table:number-columns-spanned="2" table:number-rows-spanned="1">
            <text:p>Timing consideration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4.</text:p>
          </table:table-cell>
          <table:table-cell table:style-name="ce12" office:value-type="string" calcext:value-type="string" table:number-columns-spanned="2" table:number-rows-spanned="1">
            <text:p>Procedural abstraction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8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" office:value-type="string" calcext:value-type="string">
            <text:p>Demonstration of the interpreter modeling Pure Data</text:p>
          </table:table-cell>
          <table:table-cell table:style-name="ce6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8" office:value-type="string" calcext:value-type="string">
            <text:p>Demonstration of the spreadsheet interpreter</text:p>
          </table:table-cell>
          <table:table-cell table:style-name="ce8"/>
          <table:table-cell table:style-name="ce2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7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14:10:21.095587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2-18T01:50:06.325376949</dc:date>
    <meta:editing-duration>PT12H33M4S</meta:editing-duration>
    <meta:editing-cycles>41</meta:editing-cycles>
    <meta:document-statistic meta:table-count="1" meta:cell-count="183" meta:object-count="0"/>
  </office:meta>
</office:document-meta>
</file>